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0.395cm"/>
        </style:tab-stops>
      </style:paragraph-properties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style:text-autospace="none"/>
      <style:text-properties style:font-name="Calibri" fo:font-size="16pt" style:text-underline-style="solid" style:text-underline-width="auto" style:text-underline-color="font-color" fo:font-weight="bold" fo:background-color="transparent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style:font-name="Calibri" fo:font-size="12pt" style:font-size-asian="12pt" style:font-size-complex="12pt"/>
    </style:style>
    <style:style style:name="P5" style:family="paragraph" style:parent-style-name="Standard" style:list-style-name="L1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style:font-name="Calibri" fo:font-size="12pt" style:font-size-asian="12pt" style:font-size-complex="12pt"/>
    </style:style>
    <style:style style:name="P6" style:family="paragraph" style:parent-style-name="Standard" style:list-style-name="L1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style:font-name="Calibri" fo:font-size="12pt" officeooo:paragraph-rsid="0024eaf5" style:font-size-asian="12pt" style:font-size-complex="12pt"/>
    </style:style>
    <style:style style:name="P7" style:family="paragraph" style:parent-style-name="Standard" style:list-style-name="L2">
      <style:paragraph-properties fo:margin-left="1.097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margin-left="1.097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style:font-name="Calibri" fo:font-size="12pt" officeooo:rsid="0039aeed" officeooo:paragraph-rsid="0039aeed" style:font-size-asian="12pt" style:font-size-complex="12pt"/>
    </style:style>
    <style:style style:name="P11" style:family="paragraph" style:parent-style-name="Standard" style:list-style-name="L2">
      <style:paragraph-properties fo:margin-left="1.097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officeooo:rsid="002e7e83" officeooo:paragraph-rsid="002e7e83" style:font-size-asian="12pt" style:font-size-complex="12pt"/>
    </style:style>
    <style:style style:name="P12" style:family="paragraph" style:parent-style-name="Standard">
      <style:paragraph-properties fo:margin-left="1.097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officeooo:rsid="00307aae" officeooo:paragraph-rsid="00307aae" style:font-size-asian="12pt" style:font-size-complex="12pt"/>
    </style:style>
    <style:style style:name="P13" style:family="paragraph" style:parent-style-name="Standard">
      <style:paragraph-properties fo:margin-left="1.097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officeooo:rsid="0031d13f" officeooo:paragraph-rsid="0031d13f" style:font-size-asian="12pt" style:font-size-complex="12pt"/>
    </style:style>
    <style:style style:name="P14" style:family="paragraph" style:parent-style-name="Standard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officeooo:rsid="003326b6" officeooo:paragraph-rsid="003326b6" style:font-size-asian="12pt" style:font-size-complex="12pt"/>
    </style:style>
    <style:style style:name="P15" style:family="paragraph" style:parent-style-name="Standard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style:font-size-asian="12pt" style:font-size-complex="12pt"/>
    </style:style>
    <style:style style:name="P16" style:family="paragraph" style:parent-style-name="Standard">
      <style:paragraph-properties fo:margin-left="-0.019cm" fo:margin-right="0cm" fo:margin-top="0.199cm" fo:margin-bottom="0cm" style:contextual-spacing="false" fo:line-height="150%" fo:text-align="justify" style:justify-single-word="false" fo:text-indent="0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style:font-size-asian="12pt" style:font-size-complex="12pt"/>
    </style:style>
    <style:style style:name="P17" style:family="paragraph" style:parent-style-name="Standard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officeooo:rsid="0038a5bd" officeooo:paragraph-rsid="0038a5bd" style:font-size-asian="12pt" style:font-size-complex="12pt"/>
    </style:style>
    <style:style style:name="P18" style:family="paragraph" style:parent-style-name="Standard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officeooo:rsid="00397386" officeooo:paragraph-rsid="00397386" style:font-size-asian="12pt" style:font-size-complex="12pt"/>
    </style:style>
    <style:style style:name="P19" style:family="paragraph" style:parent-style-name="Standard" style:list-style-name="L1">
      <style:paragraph-properties fo:margin-left="0.482cm" fo:margin-right="0cm" fo:margin-top="0.199cm" fo:margin-bottom="0cm" style:contextual-spacing="false" fo:line-height="150%" fo:text-align="justify" style:justify-single-word="false" fo:text-indent="-0.501cm" style:auto-text-indent="false">
        <style:tab-stops>
          <style:tab-stop style:position="0.462cm"/>
        </style:tab-stops>
      </style:paragraph-properties>
      <style:text-properties fo:color="#2a6099" loext:opacity="100%" style:font-name="Calibri" fo:font-size="12pt" officeooo:rsid="0039aeed" officeooo:paragraph-rsid="0039aeed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color="#2a6099" loext:opacity="100%" style:font-name="Calibri" fo:font-size="12pt" style:font-size-asian="12pt" style:font-size-complex="12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292870" style:font-size-asian="8pt" style:font-size-complex="8pt"/>
    </style:style>
    <style:style style:name="T3" style:family="text">
      <style:text-properties style:font-name="Arial" fo:font-size="8pt" officeooo:rsid="001fb00c" style:font-size-asian="8pt" style:font-size-complex="8pt"/>
    </style:style>
    <style:style style:name="T4" style:family="text">
      <style:text-properties officeooo:rsid="001e6536"/>
    </style:style>
    <style:style style:name="T5" style:family="text">
      <style:text-properties officeooo:rsid="0028713f"/>
    </style:style>
    <style:style style:name="T6" style:family="text">
      <style:text-properties officeooo:rsid="002908e2"/>
    </style:style>
    <style:style style:name="T7" style:family="text">
      <style:text-properties officeooo:rsid="002adf97"/>
    </style:style>
    <style:style style:name="T8" style:family="text">
      <style:text-properties style:text-underline-style="none"/>
    </style:style>
    <style:style style:name="T9" style:family="text">
      <style:text-properties officeooo:rsid="003524be"/>
    </style:style>
    <style:style style:name="T10" style:family="text">
      <style:text-properties officeooo:rsid="00366df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Boletín</text:span> 3.1.- Cuestións medios físicos de transmisión.</text:p>
      <text:p text:style-name="P2"/>
      <text:list xml:id="list402070449" text:style-name="L1">
        <text:list-item>
          <text:p text:style-name="P4">O son é unha onda sinusoidal. <text:span text:style-name="T5">Busca en internet:</text:span></text:p>
        </text:list-item>
      </text:list>
      <text:list xml:id="list1893559554" text:style-name="L2">
        <text:list-item>
          <text:p text:style-name="P7">¿Que frecuencias emprega a voz humana? </text:p>
          <text:p text:style-name="P11">La masculina entre 50 y 200 Hz, la femenina entre 150 y 350 Hz.</text:p>
        </text:list-item>
        <text:list-item>
          <text:p text:style-name="P7">¿ Que ancho de banda é asignado para voz na comunicación por teléfono cableado?</text:p>
        </text:list-item>
      </text:list>
      <text:p text:style-name="P12">Aproximadamente 3kHz.</text:p>
      <text:list xml:id="list111114135760339" text:continue-numbering="true" text:style-name="L2">
        <text:list-item>
          <text:p text:style-name="P7">¿Que frecuencias utiliza a música? ¿Esc<text:span text:style-name="T4">ó</text:span>itase ben a música transmitida por teléfono cableado, ou <text:span text:style-name="T4">pérdense</text:span> algunhas frecuencias?</text:p>
        </text:list-item>
      </text:list>
      <text:p text:style-name="P13">Entre 20 Hz y 20KHz</text:p>
      <text:p text:style-name="P8"/>
      <text:list xml:id="list111113512742585" text:continue-list="list402070449" text:style-name="L1">
        <text:list-item>
          <text:p text:style-name="P5">Define as principais características dunha onda sinusoidal: frecuencia, amplitude, per<text:span text:style-name="T4">í</text:span>odo e fase. Engade unha figura.</text:p>
        </text:list-item>
      </text:list>
      <text:p text:style-name="P14">Período: un período de t<text:span text:style-name="T9">i</text:span>empo a partir d<text:span text:style-name="T9">el</text:span> c<text:span text:style-name="T9">u</text:span>al se repite <text:span text:style-name="T9">el</text:span> patrón d<text:span text:style-name="T9">e la</text:span> m<text:span text:style-name="T9">i</text:span>sma. <text:s/></text:p>
      <text:p text:style-name="P14">Amplitud: a volta<text:span text:style-name="T10">j</text:span>e máxim<text:span text:style-name="T10">o</text:span>. <text:s/></text:p>
      <text:p text:style-name="P14">Frecuencia: número de veces que <text:span text:style-name="T10">l</text:span>a onda se repite por segundo, <text:span text:style-name="T10">se mide</text:span> en Hz (hertzios). </text:p>
      <text:p text:style-name="P14">Fase: situación momentánea d<text:span text:style-name="T10">e la</text:span> s<text:span text:style-name="T10">eñ</text:span>al. Dependerá <text:span text:style-name="T10">del</text:span> <text:span text:style-name="T10">origen</text:span> de t<text:span text:style-name="T10">i</text:span>empos tomado para representar <text:span text:style-name="T10">l</text:span>a <text:span text:style-name="T8">función</text:span>.</text:p>
      <text:p text:style-name="P15"/>
      <text:list xml:id="list111114738003619" text:continue-numbering="true" text:style-name="L1">
        <text:list-item>
          <text:p text:style-name="P5"><text:span text:style-name="T6">Busca en internet</text:span> que significa que unha función continua se poida descompoñer na suma de armónicos, o que se coñece como serie de Fourier. Engade algunha figura explicativa.</text:p>
        </text:list-item>
      </text:list>
      <text:p text:style-name="P16">Una serie de Fourier es una serie infinita que converge puntualmente a una función periódica y continua. Puede ser solo a trozos de funciones (por partes), pero continua en esas partes. Las series de Fourier constituyen la herramienta matemática básica del análisis de Fourier empleado para analizar funciones periódicas a través de la descomposición de dicha función en una suma infinita de funciones sinusoidales mucho más simples (como combinación de senos y cosenos con frecuencias enteras). </text:p>
      <text:p text:style-name="P16"/>
      <text:list xml:id="list111114713510107" text:continue-numbering="true" text:style-name="L1">
        <text:list-item>
          <text:p text:style-name="P5"><text:soft-page-break/>Cita as diferencias entre un repetidor e un amplificador.</text:p>
        </text:list-item>
      </text:list>
      <text:p text:style-name="P15">Ambos retrasmiten las señales que reciben, pero con la diferencia der que los repetidores sí incluyen filtrado y control de interferencias.</text:p>
      <text:list xml:id="list111113795965145" text:continue-numbering="true" text:style-name="L1">
        <text:list-item>
          <text:p text:style-name="P5">Fai unha táboa coas taxas de transferencia que podemos conseguir con ADSL, con cable de par trenzado e con conexión inalámbrica.</text:p>
        </text:list-item>
      </text:list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0"/>
          </table:table-cell>
          <table:table-cell table:style-name="Tabla1.B1" office:value-type="string">
            <text:p text:style-name="P20">Tasa de transferencia</text:p>
          </table:table-cell>
        </table:table-row>
        <table:table-row>
          <table:table-cell table:style-name="Tabla1.A2" office:value-type="string">
            <text:p text:style-name="P20">ADSL</text:p>
          </table:table-cell>
          <table:table-cell table:style-name="Tabla1.B2" office:value-type="string">
            <text:p text:style-name="P20">256kbits/s-50Mbits/s</text:p>
          </table:table-cell>
        </table:table-row>
        <table:table-row>
          <table:table-cell table:style-name="Tabla1.A2" office:value-type="string">
            <text:p text:style-name="P20">Par trenzado</text:p>
          </table:table-cell>
          <table:table-cell table:style-name="Tabla1.B2" office:value-type="string">
            <text:p text:style-name="P20">Hasta 10 Gbps (10 Gigabyte Ethernet)</text:p>
          </table:table-cell>
        </table:table-row>
        <table:table-row>
          <table:table-cell table:style-name="Tabla1.A2" office:value-type="string">
            <text:p text:style-name="P20">Conexión inalámbrica</text:p>
          </table:table-cell>
          <table:table-cell table:style-name="Tabla1.B2" office:value-type="string">
            <text:p text:style-name="P20">Hasta 10 Gbps (wifi 6)</text:p>
          </table:table-cell>
        </table:table-row>
      </table:table>
      <text:p text:style-name="P9"/>
      <text:list xml:id="list111114025572147" text:continue-numbering="true" text:style-name="L1">
        <text:list-item>
          <text:p text:style-name="P5">Explica que significa sincronismo, e as diferencias entre a transmisión asíncrona e síncrona.</text:p>
        </text:list-item>
      </text:list>
      <text:p text:style-name="P17">Es el proceso por el que el emisor informa al receptor de los instantes en que comienza y finaliza un bloque de bits, así como de la duración de cada bit.</text:p>
      <text:p text:style-name="P18">En la trasmisión asíncrona el proceso de sincronización se produce para cada palabra (byte) que se transmite y el emisor y el receptor deben trabajar a la misma frecuencia y tener sincronizados los relojes.</text:p>
      <text:p text:style-name="P18">En la transmisión síncrona el sincronismo se envía paralelamente con los datos, pero no en cada byte.</text:p>
      <text:list xml:id="list111114384879119" text:continue-numbering="true" text:style-name="L1">
        <text:list-item>
          <text:p text:style-name="P6">Explica como se realiza a sincronización nas tramas Ethernet.</text:p>
          <text:p text:style-name="P19">En esta trama, los 7 primeros bytes (56 bits) son de sincronización, con todos los bits alternos 0, 1, 0, 1...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0.395cm"/>
        </style:tab-stops>
      </style:paragraph-properties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font-name="Arial" fo:font-size="8pt" officeooo:rsid="00292870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officeooo:rsid="001fb00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</text:span><text:span text:style-name="MT2"> </text:span><text:span text:style-name="MT3">3</text:span><text:span text:style-name="MT2">.- Medios físicos de transmisión.</text:span> <text:s text:c="2"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0-17T20:33:20.55</meta:creation-date>
    <dc:date>2023-11-02T11:11:12.515677438</dc:date>
    <meta:editing-duration>PT10H39M37S</meta:editing-duration>
    <meta:editing-cycles>42</meta:editing-cycles>
    <meta:generator>LibreOffice/7.4.2.3$Linux_X86_64 LibreOffice_project/382eef1f22670f7f4118c8c2dd222ec7ad009daf</meta:generator>
    <meta:print-date>2011-11-02T09:18:52.85</meta:print-date>
    <meta:document-statistic meta:table-count="1" meta:image-count="0" meta:object-count="0" meta:page-count="2" meta:paragraph-count="32" meta:word-count="457" meta:character-count="2790" meta:non-whitespace-character-count="2364"/>
  </office:meta>
</office:document-meta>
</file>